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Wrapper.getPage( String deparameterizedURI , long lastModified , Map parameters , Map headers , Map links , List gatheredLinks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rapperBootstrapper.setLoadClassList( Lis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addLoade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Wrapper.getConfigurationFile( File dir , String config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coonWrapper.setConfigFile( String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addLoadedClasses( List clas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Logger( Strin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Bootstrapper.setLoggingConfiguration( Strin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AcceptOptions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processURI( String uri , OutputStream out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Wrapper.setAgentOptions( String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LogKit( String logK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Bootstrapper.setConfig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Dir( String dir , String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rapperBootstrapper.setCachingDirectory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Bootstrapper.configure( Mutable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coonWrapper.getClassPath( final String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coonWrapp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Wrapper.getPage( String deparameterizedURI , long lastModified , Map parameters , Map headers , Map links , List gatheredLinks ,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Wrapper.processLenient( 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Wrapp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Wrapper.getBootstrap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Links( String deparameterizedURI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Wrapp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apperBootstrapper.setWorkingDirectory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LogLevel( String lo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Wrapper.setContextDir( String contex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Log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Bootstrapper.configure( Defaul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Wrapper.setWorkDir( String work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tryConfigurationFil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apperBootstrapper.setBootstrapLogLevel( String bootstrapLo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Type( String deparameterizedURI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Wrapper.processURI( String uri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rapperBootstrapper.setContextDirectory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